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lientAdapter.requestToBodilessEntity( HttpRequestValues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forClient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requestToBody( HttpRequestValues requestValues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requestToHeaders( HttpRequestValues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WebClientAdapter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requestToVoid( HttpRequestValues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requestToEntity( HttpRequestValues requestValues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newRequest( HttpRequestValues request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ebClientAdapter.requestToEntityFlux( HttpRequestValues requestValues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Adapter.requestToBodyFlux( HttpRequestValues requestValues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